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354in" fo:margin-left="2.2125in" fo:margin-right="2.2444in" table:align="margins"/>
    </style:style>
    <style:style style:name="Table1.A" style:family="table-column">
      <style:table-column-properties style:column-width="1.1354in" style:rel-column-width="33286*"/>
    </style:style>
    <style:style style:name="Table1.B" style:family="table-column">
      <style:table-column-properties style:column-width="1.1in" style:rel-column-width="3224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2.25in" fo:margin-left="2.2021in" fo:margin-right="2.2403in" table:align="margins"/>
    </style:style>
    <style:style style:name="Table2.A" style:family="table-column">
      <style:table-column-properties style:column-width="1.1458in" style:rel-column-width="33374*"/>
    </style:style>
    <style:style style:name="Table2.B" style:family="table-column">
      <style:table-column-properties style:column-width="1.1042in" style:rel-column-width="3216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P1" style:family="paragraph" style:parent-style-name="Standard">
      <style:text-properties style:font-name="Nimbus Mono L"/>
    </style:style>
    <style:style style:name="P2" style:family="paragraph" style:parent-style-name="Standard">
      <style:text-properties style:font-name="Nimbus Mono L" fo:font-weight="bold" style:font-weight-asian="bold" style:font-weight-complex="bold"/>
    </style:style>
    <style:style style:name="P3" style:family="paragraph" style:parent-style-name="Standard">
      <style:text-properties style:font-name="Nimbus Mono L" fo:font-weight="normal" style:font-weight-asian="normal" style:font-weight-complex="normal"/>
    </style:style>
    <style:style style:name="P4" style:family="paragraph" style:parent-style-name="Standard">
      <style:text-properties style:font-name="Nimbus Mono L"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text-properties style:font-name="Nimbus Mono L" fo:font-size="16pt" style:text-underline-style="none" fo:font-weight="bold" style:font-size-asian="16pt" style:font-weight-asian="bold" style:font-size-complex="16pt" style:font-weight-complex="bold"/>
    </style:style>
    <style:style style:name="P6" style:family="paragraph" style:parent-style-name="Standard">
      <style:text-properties style:font-name="Nimbus Mono L" fo:font-size="12pt" style:text-underline-style="none" fo:font-weight="normal" style:font-size-asian="12pt" style:font-weight-asian="normal" style:font-size-complex="12pt" style:font-weight-complex="normal"/>
    </style:style>
    <style:style style:name="P7" style:family="paragraph" style:parent-style-name="Standard">
      <style:text-properties style:font-name="Liberation Serif" style:text-underline-style="solid" style:text-underline-width="auto" style:text-underline-color="font-color"/>
    </style:style>
    <style:style style:name="P8" style:family="paragraph" style:parent-style-name="Standard">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paragraph-properties fo:line-height="200%"/>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text-properties style:font-name="Liberation Serif" fo:font-size="16pt" style:text-underline-style="none" fo:font-weight="bold" style:font-size-asian="16pt" style:font-weight-asian="bold" style:font-size-complex="16pt" style:font-weight-complex="bold"/>
    </style:style>
    <style:style style:name="P11" style:family="paragraph" style:parent-style-name="Standard">
      <style:text-properties style:font-name="Liberation Serif" fo:font-size="16pt" fo:font-weight="bold" style:font-size-asian="16pt" style:font-weight-asian="bold" style:font-size-complex="16pt" style:font-weight-complex="bold"/>
    </style:style>
    <style:style style:name="P12" style:family="paragraph" style:parent-style-name="Standard">
      <style:text-properties style:font-name="Liberation Serif" fo:font-size="12pt" fo:font-weight="normal" style:font-size-asian="12pt" style:font-weight-asian="normal" style:font-size-complex="12pt" style:font-weight-complex="normal"/>
    </style:style>
    <style:style style:name="P13" style:family="paragraph" style:parent-style-name="Standard">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style:font-name="Liberation Seri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6" style:family="paragraph" style:parent-style-name="Standard">
      <style:text-properties style:font-name="Liberation Serif"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7"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style:font-name="Liberation Serif" fo:font-style="italic" fo:font-weight="normal" style:font-style-asian="italic" style:font-weight-asian="normal" style:font-style-complex="italic" style:font-weight-complex="normal"/>
    </style:style>
    <style:style style:name="P19" style:family="paragraph" style:parent-style-name="Standard">
      <style:text-properties style:font-name="Liberation Serif" fo:font-style="italic" style:text-underline-style="none" fo:font-weight="normal" style:font-style-asian="italic" style:font-weight-asian="normal" style:font-style-complex="italic" style:font-weight-complex="normal"/>
    </style:style>
    <style:style style:name="P20" style:family="paragraph" style:parent-style-name="Standard">
      <style:text-properties style:font-name="Liberation Serif" fo:font-style="italic" style:font-style-asian="italic" style:font-style-complex="italic"/>
    </style:style>
    <style:style style:name="P21" style:family="paragraph" style:parent-style-name="Table_20_Contents">
      <style:paragraph-properties fo:text-align="center" style:justify-single-word="false"/>
      <style:text-properties style:font-name="Liberation Serif" fo:font-size="12pt" style:font-size-asian="12pt" style:font-size-complex="12pt"/>
    </style:style>
    <style:style style:name="P22" style:family="paragraph" style:parent-style-name="Standard" style:list-style-name="L1">
      <style:text-properties style:font-name="Liberation Serif" fo:font-size="12pt" style:text-underline-style="none" fo:font-weight="bold" style:font-size-asian="12pt" style:font-weight-asian="bold" style:font-size-complex="12pt" style:font-weight-complex="bold"/>
    </style:style>
    <style:style style:name="P23" style:family="paragraph" style:parent-style-name="Standard" style:list-style-name="L5">
      <style:text-properties style:font-name="Liberation Serif" fo:font-size="12pt" style:text-underline-style="none" fo:font-weight="normal" style:font-size-asian="12pt" style:font-weight-asian="normal" style:font-size-complex="12pt" style:font-weight-complex="normal"/>
    </style:style>
    <style:style style:name="P24" style:family="paragraph" style:parent-style-name="Standard" style:list-style-name="L6">
      <style:text-properties style:font-name="Liberation Serif" fo:font-size="12pt" style:text-underline-style="none" fo:font-weight="normal" style:font-size-asian="12pt" style:font-weight-asian="normal" style:font-size-complex="12pt" style:font-weight-complex="normal"/>
    </style:style>
    <style:style style:name="P25" style:family="paragraph" style:parent-style-name="Standard" style:list-style-name="L7">
      <style:text-properties style:font-name="Liberation Serif" fo:font-size="12pt" style:text-underline-style="none" fo:font-weight="normal" style:font-size-asian="12pt" style:font-weight-asian="normal" style:font-size-complex="12pt" style:font-weight-complex="normal"/>
    </style:style>
    <style:style style:name="P26" style:family="paragraph" style:parent-style-name="Standard" style:list-style-name="L8">
      <style:text-properties style:font-name="Liberation Serif" fo:font-size="12pt" style:text-underline-style="none" fo:font-weight="normal" style:font-size-asian="12pt" style:font-weight-asian="normal" style:font-size-complex="12pt" style:font-weight-complex="normal"/>
    </style:style>
    <style:style style:name="P27" style:family="paragraph" style:parent-style-name="Standard" style:list-style-name="L9">
      <style:text-properties style:font-name="Liberation Serif" fo:font-size="12pt" style:text-underline-style="none" fo:font-weight="normal" style:font-size-asian="12pt" style:font-weight-asian="normal" style:font-size-complex="12pt" style:font-weight-complex="normal"/>
    </style:style>
    <style:style style:name="P28" style:family="paragraph" style:parent-style-name="Standard" style:list-style-name="L10">
      <style:paragraph-properties fo:line-height="200%"/>
      <style:text-properties style:font-name="Liberation Serif" fo:font-size="12pt" style:text-underline-style="none" fo:font-weight="normal" style:font-size-asian="10.5pt" style:font-weight-asian="normal" style:font-size-complex="12pt" style:font-weight-complex="normal"/>
    </style:style>
    <style:style style:name="P29" style:family="paragraph" style:parent-style-name="Standard" style:list-style-name="L2">
      <style:text-properties style:font-name="Liberation Serif" fo:font-size="12pt" fo:font-weight="normal" style:font-size-asian="12pt" style:font-weight-asian="normal" style:font-size-complex="12pt" style:font-weight-complex="normal"/>
    </style:style>
    <style:style style:name="P30" style:family="paragraph" style:parent-style-name="Standard" style:list-style-name="L3">
      <style:text-properties style:font-name="Liberation Serif" fo:font-size="12pt" fo:font-weight="normal" style:font-size-asian="12pt" style:font-weight-asian="normal" style:font-size-complex="12pt" style:font-weight-complex="normal"/>
    </style:style>
    <style:style style:name="P31" style:family="paragraph" style:parent-style-name="Standard" style:list-style-name="L4">
      <style:text-properties style:font-name="Liberation Serif" fo:font-size="12pt" fo:font-weight="normal" style:font-size-asian="12pt" style:font-weight-asian="normal" style:font-size-complex="12pt" style:font-weight-complex="normal"/>
    </style:style>
    <style:style style:name="P32" style:family="paragraph" style:parent-style-name="Standard" style:list-style-name="L5">
      <style:text-properties style:font-name="Liberation Serif" fo:font-size="12pt" fo:font-weight="normal" style:font-size-asian="12pt" style:font-weight-asian="normal" style:font-size-complex="12pt" style:font-weight-complex="normal"/>
    </style:style>
    <style:style style:name="P33" style:family="paragraph" style:parent-style-name="Standard">
      <style:text-properties style:font-name="Liberation Serif" fo:font-size="16pt" style:text-underline-style="none" fo:font-weight="bold"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font-name="Liberation Serif"/>
    </style:style>
    <style:style style:name="T8" style:family="text">
      <style:text-properties style:font-name="Liberation Serif" style:text-underline-style="none"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ssignment no : 1</text:p>
      <text:p text:style-name="P10">Date : 10/09/2010</text:p>
      <text:p text:style-name="P8"/>
      <text:p text:style-name="P8">AIM:<text:span text:style-name="T9"><text:tab/></text:span></text:p>
      <text:p text:style-name="P10"><text:tab/><text:span text:style-name="T5">Menu driven program for various basic operations on singly linked list.</text:span></text:p>
      <text:list xml:id="list90600553" text:style-name="L1">
        <text:list-item>
          <text:list>
            <text:list-item>
              <text:list>
                <text:list-item>
                  <text:list>
                    <text:list-item>
                      <text:list>
                        <text:list-item>
                          <text:p text:style-name="P22">Insert</text:p>
                          <text:list>
                            <text:list-item>
                              <text:p text:style-name="P22">At Front</text:p>
                            </text:list-item>
                            <text:list-item>
                              <text:p text:style-name="P22">At End</text:p>
                            </text:list-item>
                            <text:list-item>
                              <text:p text:style-name="P22">At Any Point</text:p>
                            </text:list-item>
                            <text:list-item>
                              <text:p text:style-name="P22">Back to Main menu</text:p>
                            </text:list-item>
                          </text:list>
                        </text:list-item>
                        <text:list-item>
                          <text:p text:style-name="P22">Delete</text:p>
                          <text:list>
                            <text:list-item>
                              <text:p text:style-name="P22">At Front</text:p>
                            </text:list-item>
                            <text:list-item>
                              <text:p text:style-name="P22">At End</text:p>
                            </text:list-item>
                            <text:list-item>
                              <text:p text:style-name="P22">At Any Point</text:p>
                            </text:list-item>
                            <text:list-item>
                              <text:p text:style-name="P22">Back to Main menu</text:p>
                            </text:list-item>
                          </text:list>
                        </text:list-item>
                        <text:list-item>
                          <text:p text:style-name="P22">Search</text:p>
                          <text:list>
                            <text:list-item>
                              <text:p text:style-name="P22">By value</text:p>
                            </text:list-item>
                            <text:list-item>
                              <text:p text:style-name="P22">By position</text:p>
                            </text:list-item>
                            <text:list-item>
                              <text:p text:style-name="P22">Back to Main menu</text:p>
                            </text:list-item>
                          </text:list>
                        </text:list-item>
                        <text:list-item>
                          <text:p text:style-name="P22">Display</text:p>
                          <text:list>
                            <text:list-item>
                              <text:p text:style-name="P22">Full list</text:p>
                            </text:list-item>
                            <text:list-item>
                              <text:p text:style-name="P22">By range</text:p>
                            </text:list-item>
                            <text:list-item>
                              <text:p text:style-name="P22">Back to Main menu</text:p>
                            </text:list-item>
                          </text:list>
                        </text:list-item>
                        <text:list-item>
                          <text:p text:style-name="P22">Save</text:p>
                        </text:list-item>
                        <text:list-item>
                          <text:p text:style-name="P22">Load</text:p>
                        </text:list-item>
                        <text:list-item>
                          <text:p text:style-name="P22">Exit</text:p>
                        </text:list-item>
                      </text:list>
                    </text:list-item>
                  </text:list>
                </text:list-item>
              </text:list>
            </text:list-item>
          </text:list>
        </text:list-item>
      </text:list>
      <text:p text:style-name="P10"/>
      <text:p text:style-name="P11"><text:span text:style-name="T1">ALGORITHMS:</text:span><text:span text:style-name="T6"><text:tab/></text:span></text:p>
      <text:p text:style-name="P12"><text:tab/>All the linked list algorithms here uses a linked list with nodes with structure as following:</text:p>
      <text:p text:style-name="P12"><text:tab/><text:tab/><text:tab/></text:p>
      <table:table table:name="Table1" table:style-name="Table1">
        <table:table-column table:style-name="Table1.A"/>
        <table:table-column table:style-name="Table1.B"/>
        <table:table-row>
          <table:table-cell table:style-name="Table1.A1" office:value-type="string">
            <text:p text:style-name="P21">Data</text:p>
          </table:table-cell>
          <table:table-cell table:style-name="Table1.B1" office:value-type="string">
            <text:p text:style-name="P21">Next</text:p>
          </table:table-cell>
        </table:table-row>
      </table:table>
      <text:p text:style-name="P12"><text:s/></text:p>
      <text:p text:style-name="P12"><text:tab/>The members of the structure node are:</text:p>
      <text:list xml:id="list693757913" text:style-name="L2">
        <text:list-item>
          <text:list>
            <text:list-item>
              <text:list>
                <text:list-item>
                  <text:list>
                    <text:list-item>
                      <text:list>
                        <text:list-item>
                          <text:p text:style-name="P29">Data: Holds the data for the current node.</text:p>
                        </text:list-item>
                        <text:list-item>
                          <text:p text:style-name="P29">Next: Holds the linke to the next node.</text:p>
                        </text:list-item>
                      </text:list>
                    </text:list-item>
                  </text:list>
                </text:list-item>
              </text:list>
            </text:list-item>
          </text:list>
        </text:list-item>
      </text:list>
      <text:p text:style-name="P12"><text:tab/>Here a linked list is represented as a structure as following:</text:p>
      <text:p text:style-name="P12"/>
      <table:table table:name="Table2" table:style-name="Table2">
        <table:table-column table:style-name="Table2.A"/>
        <table:table-column table:style-name="Table2.B"/>
        <table:table-row>
          <table:table-cell table:style-name="Table2.A1" office:value-type="string">
            <text:p text:style-name="P21">Head</text:p>
          </table:table-cell>
          <table:table-cell table:style-name="Table2.B1" office:value-type="string">
            <text:p text:style-name="P21">Length</text:p>
          </table:table-cell>
        </table:table-row>
      </table:table>
      <text:p text:style-name="P12"/>
      <text:list xml:id="list177867250" text:style-name="L3">
        <text:list-item>
          <text:list>
            <text:list-item>
              <text:list>
                <text:list-item>
                  <text:list>
                    <text:list-item>
                      <text:list>
                        <text:list-item>
                          <text:p text:style-name="P30">Head: Head node of the linked list.</text:p>
                        </text:list-item>
                        <text:list-item>
                          <text:p text:style-name="P30">Length: Current number of nodes of the linked list intialized at 0.</text:p>
                        </text:list-item>
                      </text:list>
                    </text:list-item>
                  </text:list>
                </text:list-item>
              </text:list>
            </text:list-item>
          </text:list>
        </text:list-item>
      </text:list>
      <text:p text:style-name="P12"/>
      <text:p text:style-name="P12"><text:tab/>The function <text:span text:style-name="T2">ins()</text:span> inserts a node at a specific index of a given singly linked list.</text:p>
      <text:p text:style-name="P12"><text:tab/><text:span text:style-name="T1">Arguments passed</text:span>:</text:p>
      <text:list xml:id="list1165779079" text:style-name="L4">
        <text:list-item>
          <text:list>
            <text:list-item>
              <text:list>
                <text:list-item>
                  <text:list>
                    <text:list-item>
                      <text:list>
                        <text:list-item>
                          <text:p text:style-name="P31">list: A linked list .</text:p>
                        </text:list-item>
                        <text:list-item>
                          <text:p text:style-name="P31">data: The data to be inserted in list.</text:p>
                        </text:list-item>
                        <text:list-item>
                          <text:p text:style-name="P31">index: The index where the data is to be inserted in the linked list.</text:p>
                        </text:list-item>
                      </text:list>
                    </text:list-item>
                  </text:list>
                </text:list-item>
              </text:list>
            </text:list-item>
          </text:list>
        </text:list-item>
      </text:list>
      <text:p text:style-name="P12"><text:tab/><text:span text:style-name="T1">Return value:</text:span><text:tab/>none.</text:p>
      <text:p text:style-name="P12"/>
      <text:p text:style-name="P13"><text:soft-page-break/>ins(list, data, index)<text:tab/><text:tab/><text:tab/><text:tab/><text:tab/><text:tab/></text:p>
      <text:p text:style-name="P13">{</text:p>
      <text:p text:style-name="P13"><text:tab/>temp=createnode()<text:tab/><text:tab/>/* The function createnode() is used to allocate a space or a <text:tab/><text:tab/><text:tab/><text:tab/><text:tab/> * node in memory */</text:p>
      <text:p text:style-name="P13"><text:tab/><text:tab/><text:tab/><text:tab/><text:tab/>/* 'temp', a pointer to node, is used to hold the newly created <text:tab/><text:tab/><text:tab/><text:tab/><text:tab/> * node */<text:tab/><text:tab/><text:tab/></text:p>
      <text:p text:style-name="P13"><text:tab/>temp⇾data=data</text:p>
      <text:p text:style-name="P13"><text:tab/>temp1=list⇾head<text:tab/><text:tab/>/* 'temp1',a pointer to node, is used to access the list <text:tab/><text:tab/><text:tab/><text:tab/><text:tab/><text:tab/> * sequentially */</text:p>
      <text:p text:style-name="P13"><text:tab/>i=0<text:tab/><text:tab/><text:tab/><text:tab/>/* 'i' is used to count the index of the node 'temp1' is currently <text:tab/><text:tab/><text:tab/><text:tab/><text:tab/> * holding */</text:p>
      <text:p text:style-name="P13"><text:tab/>while(i&lt;index)</text:p>
      <text:p text:style-name="P13"><text:tab/>{</text:p>
      <text:p text:style-name="P13"><text:tab/><text:tab/>temp1=temp1⇾next</text:p>
      <text:p text:style-name="P13"><text:tab/><text:tab/>i=i+1</text:p>
      <text:p text:style-name="P13"><text:tab/>}</text:p>
      <text:p text:style-name="P13"><text:tab/>temp⇾next=temp1</text:p>
      <text:p text:style-name="P13"><text:tab/>temp1=temp</text:p>
      <text:p text:style-name="P13"><text:tab/>list⇾length=list⇾length+1</text:p>
      <text:p text:style-name="P14">}</text:p>
      <text:p text:style-name="P12"/>
      <text:p text:style-name="P12"><text:tab/>The function <text:span text:style-name="T2">del()</text:span> deletes a node at a specific index from a given singly linked list.</text:p>
      <text:p text:style-name="P12"><text:tab/><text:span text:style-name="T1">Arguments passed</text:span>:</text:p>
      <text:list xml:id="list963170069" text:style-name="L5">
        <text:list-item>
          <text:list>
            <text:list-item>
              <text:list>
                <text:list-item>
                  <text:list>
                    <text:list-item>
                      <text:list>
                        <text:list-item>
                          <text:p text:style-name="P32">list: A linkedlist.</text:p>
                        </text:list-item>
                        <text:list-item>
                          <text:p text:style-name="P23">index: The index of the node to be deleted in the linked list.</text:p>
                        </text:list-item>
                      </text:list>
                    </text:list-item>
                  </text:list>
                </text:list-item>
              </text:list>
            </text:list-item>
          </text:list>
        </text:list-item>
      </text:list>
      <text:p text:style-name="P14"><text:tab/><text:span text:style-name="T4">Return value:</text:span><text:span text:style-name="T3"><text:tab/>Returns the deleted data on success and 0 on failure.</text:span></text:p>
      <text:p text:style-name="P15"/>
      <text:p text:style-name="P13">del(list, index)<text:tab/><text:tab/></text:p>
      <text:p text:style-name="P13">{</text:p>
      <text:p text:style-name="P13"><text:tab/>temp1=list⇾head<text:tab/><text:tab/>/* 'temp1',a pointer to node is used to access the <text:tab/><text:tab/><text:tab/><text:tab/><text:tab/> <text:tab/><text:tab/> * linked list sequentially */</text:p>
      <text:p text:style-name="P13"><text:tab/>i=1<text:tab/><text:tab/><text:tab/><text:tab/>/* 'i' is used to count the index of the node 'temp1' is current;y <text:tab/><text:tab/><text:tab/><text:tab/><text:tab/> * holding */</text:p>
      <text:p text:style-name="P13"><text:tab/>while(i&lt;index)</text:p>
      <text:p text:style-name="P13"><text:tab/>{</text:p>
      <text:p text:style-name="P13"><text:tab/><text:tab/>temp1=temp1⇾next</text:p>
      <text:p text:style-name="P13"><text:tab/><text:tab/>i=i+1</text:p>
      <text:p text:style-name="P13"><text:tab/>}</text:p>
      <text:p text:style-name="P13"><text:tab/>temp=temp1<text:tab/><text:tab/><text:tab/>/* 'temp', a pointer to mode, holds the node to be deleted */</text:p>
      <text:p text:style-name="P13"><text:tab/>temp1=temp1⇾next</text:p>
      <text:p text:style-name="P13"><text:tab/>buf=temp⇾data<text:tab/><text:tab/>/* 'buf' holds the data to be returned */</text:p>
      <text:p text:style-name="P13"><text:tab/>freenode(temp)<text:tab/><text:tab/>/* the function freenode() deallocates an allocated space of a <text:tab/><text:tab/><text:tab/><text:tab/><text:tab/> * node in memory */</text:p>
      <text:p text:style-name="P13"><text:tab/>list⇾length=list⇾length-1</text:p>
      <text:p text:style-name="P13"><text:tab/>return buf<text:tab/><text:tab/><text:tab/><text:tab/></text:p>
      <text:p text:style-name="P14">}</text:p>
      <text:p text:style-name="P15"/>
      <text:p text:style-name="P12"><text:tab/>The function <text:span text:style-name="T2">linear_search()</text:span> searches indices all nodes mathing with a given data in a singly linked list using the linear search method.</text:p>
      <text:p text:style-name="P12"><text:tab/><text:span text:style-name="T1">Arguments passed</text:span>:</text:p>
      <text:list xml:id="list1153876855" text:style-name="L6">
        <text:list-item>
          <text:list>
            <text:list-item>
              <text:list>
                <text:list-item>
                  <text:list>
                    <text:list-item>
                      <text:list>
                        <text:list-item>
                          <text:p text:style-name="P24">list: A limked list.</text:p>
                        </text:list-item>
                        <text:list-item>
                          <text:p text:style-name="P24">data: The data to be searched in the linked list.</text:p>
                        </text:list-item>
                      </text:list>
                    </text:list-item>
                  </text:list>
                </text:list-item>
              </text:list>
            </text:list-item>
          </text:list>
        </text:list-item>
      </text:list>
      <text:p text:style-name="P14"><text:soft-page-break/><text:tab/><text:span text:style-name="T4">Return value</text:span><text:span text:style-name="T3">:<text:tab/>Returns 1 on success and 0 on failure.</text:span></text:p>
      <text:p text:style-name="P16"/>
      <text:p text:style-name="P18">linear_search(list, data) </text:p>
      <text:p text:style-name="P18">{</text:p>
      <text:p text:style-name="P18"><text:tab/>found=0<text:tab/><text:tab/><text:tab/>/* 'found' is a flag, indicates whether the data is found */</text:p>
      <text:p text:style-name="P18"><text:tab/>temp=list⇾head<text:tab/><text:tab/>/* 'temp' is a pointer to node, used to access the linked list <text:tab/><text:tab/><text:tab/><text:tab/><text:tab/><text:tab/> * sequentially */</text:p>
      <text:p text:style-name="P18"><text:tab/>i=1<text:tab/><text:tab/><text:tab/><text:tab/>/* 'i' counts the index if the node hold by 'temp' */</text:p>
      <text:p text:style-name="P18"><text:tab/>while(temp ≠ NULL)</text:p>
      <text:p text:style-name="P18"><text:tab/>{</text:p>
      <text:p text:style-name="P18"><text:tab/><text:tab/>if(temp⇾data=data)</text:p>
      <text:p text:style-name="P18"><text:tab/><text:tab/>{</text:p>
      <text:p text:style-name="P18"><text:tab/><text:tab/><text:tab/>found=1;</text:p>
      <text:p text:style-name="P18"><text:tab/><text:tab/><text:tab/>print “Data found at position i”</text:p>
      <text:p text:style-name="P18"><text:tab/><text:tab/>}</text:p>
      <text:p text:style-name="P18"><text:tab/><text:tab/>temp=temp⇾next</text:p>
      <text:p text:style-name="P18"><text:tab/><text:tab/>i=i+1</text:p>
      <text:p text:style-name="P18"><text:tab/>}</text:p>
      <text:p text:style-name="P18"><text:tab/>if(found=0)</text:p>
      <text:p text:style-name="P18"><text:tab/><text:tab/>print "Data not found"</text:p>
      <text:p text:style-name="P18"><text:tab/>return found</text:p>
      <text:p text:style-name="P18">}</text:p>
      <text:p text:style-name="P18"/>
      <text:p text:style-name="P12"><text:tab/>The function <text:span text:style-name="T2">print()</text:span> prints a singly linked list from a given lower bound to a given upper bound of index.</text:p>
      <text:p text:style-name="P12"><text:tab/><text:span text:style-name="T1">Arguments passed</text:span>:</text:p>
      <text:list xml:id="list249236447" text:style-name="L7">
        <text:list-item>
          <text:list>
            <text:list-item>
              <text:list>
                <text:list-item>
                  <text:list>
                    <text:list-item>
                      <text:list>
                        <text:list-item>
                          <text:p text:style-name="P25">list: A linked list.</text:p>
                        </text:list-item>
                        <text:list-item>
                          <text:p text:style-name="P25">lb: Lower bound of the index to printed.</text:p>
                        </text:list-item>
                        <text:list-item>
                          <text:p text:style-name="P25">ub: Upper bound of the index to printed.</text:p>
                        </text:list-item>
                      </text:list>
                    </text:list-item>
                  </text:list>
                </text:list-item>
              </text:list>
            </text:list-item>
          </text:list>
        </text:list-item>
      </text:list>
      <text:p text:style-name="P14"><text:tab/><text:span text:style-name="T4">Return value</text:span><text:span text:style-name="T3">: None.</text:span></text:p>
      <text:p text:style-name="P18"/>
      <text:p text:style-name="P19">print(list, lb, ub)<text:tab/></text:p>
      <text:p text:style-name="P19">{</text:p>
      <text:p text:style-name="P19"><text:tab/>i=1;</text:p>
      <text:p text:style-name="P19"><text:tab/>temp=list⇾head</text:p>
      <text:p text:style-name="P19"><text:tab/>while(i ≤ ub AND temp ≠ NULL)</text:p>
      <text:p text:style-name="P19"><text:tab/>{</text:p>
      <text:p text:style-name="P19"><text:tab/><text:tab/>if(i ≥ lb)</text:p>
      <text:p text:style-name="P19"><text:tab/><text:tab/>{</text:p>
      <text:p text:style-name="P19"><text:tab/><text:tab/><text:tab/>print "temp⇾data”</text:p>
      <text:p text:style-name="P19"><text:tab/><text:tab/>}</text:p>
      <text:p text:style-name="P19"><text:tab/><text:tab/>temp=temp⇾next</text:p>
      <text:p text:style-name="P19"><text:tab/><text:tab/>i=i+1</text:p>
      <text:p text:style-name="P19"><text:tab/>}</text:p>
      <text:p text:style-name="P14">}</text:p>
      <text:p text:style-name="P15"/>
      <text:p text:style-name="P12">The function save<text:span text:style-name="T2">()</text:span> saves a singly linked list in a file.</text:p>
      <text:p text:style-name="P12"><text:tab/><text:span text:style-name="T1">Arguments passed</text:span>:</text:p>
      <text:list xml:id="list1042845794" text:style-name="L8">
        <text:list-item>
          <text:list>
            <text:list-item>
              <text:list>
                <text:list-item>
                  <text:list>
                    <text:list-item>
                      <text:list>
                        <text:list-item>
                          <text:p text:style-name="P26">list: The linked list to be saved in a file</text:p>
                        </text:list-item>
                        <text:list-item>
                          <text:p text:style-name="P26">filename: Name of the file</text:p>
                        </text:list-item>
                      </text:list>
                    </text:list-item>
                  </text:list>
                </text:list-item>
              </text:list>
            </text:list-item>
          </text:list>
        </text:list-item>
      </text:list>
      <text:p text:style-name="P14"><text:tab/><text:span text:style-name="T4">Return value</text:span><text:span text:style-name="T3">: None.</text:span></text:p>
      <text:p text:style-name="P1"/>
      <text:p text:style-name="P19"><text:soft-page-break/>save(list, filename)<text:tab/><text:tab/><text:tab/></text:p>
      <text:p text:style-name="P19">{</text:p>
      <text:p text:style-name="P19"><text:tab/>file=open “filename” file in read mode</text:p>
      <text:p text:style-name="P19"><text:tab/><text:tab/><text:tab/><text:tab/><text:tab/>/* 'file' is pointer to file */</text:p>
      <text:p text:style-name="P19"><text:tab/> temp=list⇾head<text:tab/><text:tab/>/* 'temp' is a pointer to node used to hold nodes to be written <text:tab/><text:tab/><text:tab/><text:tab/><text:tab/> * in file */</text:p>
      <text:p text:style-name="P19"><text:tab/>while(temp <text:span text:style-name="T7">≠</text:span> NULL)</text:p>
      <text:p text:style-name="P19"><text:tab/>{</text:p>
      <text:p text:style-name="P19"><text:tab/><text:tab/>write(temp⇾data, file)</text:p>
      <text:p text:style-name="P19"><text:tab/><text:tab/>temp=temp⇾next</text:p>
      <text:p text:style-name="P19"><text:tab/>}</text:p>
      <text:p text:style-name="P19"><text:tab/>close file</text:p>
      <text:p text:style-name="P14">}</text:p>
      <text:p text:style-name="P15"/>
      <text:p text:style-name="P12">The function load<text:span text:style-name="T2">()</text:span> loads a singly linked list from a file.</text:p>
      <text:p text:style-name="P12"><text:tab/><text:span text:style-name="T1">Arguments passed</text:span>:</text:p>
      <text:list xml:id="list476146979" text:style-name="L9">
        <text:list-item>
          <text:list>
            <text:list-item>
              <text:list>
                <text:list-item>
                  <text:list>
                    <text:list-item>
                      <text:list>
                        <text:list-item>
                          <text:p text:style-name="P27">list: The linked list where saved linked list is to be loaded</text:p>
                        </text:list-item>
                        <text:list-item>
                          <text:p text:style-name="P27">filename: Name of the file</text:p>
                        </text:list-item>
                      </text:list>
                    </text:list-item>
                  </text:list>
                </text:list-item>
              </text:list>
            </text:list-item>
          </text:list>
        </text:list-item>
      </text:list>
      <text:p text:style-name="P14"><text:tab/><text:span text:style-name="T4">Return value</text:span><text:span text:style-name="T3">: None.</text:span></text:p>
      <text:p text:style-name="P17"/>
      <text:p text:style-name="P20">load(list, filename)<text:tab/></text:p>
      <text:p text:style-name="P20">{</text:p>
      <text:p text:style-name="P20"><text:tab/>file=<text:span text:style-name="T10">open “filename” file in write mode</text:span></text:p>
      <text:p text:style-name="P19"><text:tab/><text:tab/><text:tab/><text:tab/><text:tab/>/* 'file' is pointer to file */</text:p>
      <text:p text:style-name="P20"><text:tab/>while(list⇾head <text:span text:style-name="T8">≠ NULL</text:span>)</text:p>
      <text:p text:style-name="P20"><text:tab/><text:tab/>del(list,list⇾ength)</text:p>
      <text:p text:style-name="P20"><text:tab/>until(end of file)</text:p>
      <text:p text:style-name="P20"><text:tab/>{</text:p>
      <text:p text:style-name="P20"><text:tab/><text:tab/>temp=read(file)<text:tab/>/<text:span text:style-name="T10">* 'temp' is a pointer to node used to hold nodes to be written <text:tab/><text:tab/><text:tab/><text:tab/><text:tab/> * in file */</text:span></text:p>
      <text:p text:style-name="P20"><text:tab/><text:tab/>ins(list,list⇾length)</text:p>
      <text:p text:style-name="P20"><text:tab/>}</text:p>
      <text:p text:style-name="P20"><text:tab/>close file;</text:p>
      <text:p text:style-name="P14">}</text:p>
      <text:p text:style-name="P15"/>
      <text:p text:style-name="P8">PROGRAM:</text:p>
      <text:p text:style-name="P8"/>
      <text:p text:style-name="P1">#include&lt;stdio.h&gt;</text:p>
      <text:p text:style-name="P1">#include&lt;stdlib.h&gt;</text:p>
      <text:p text:style-name="P1">#include&lt;string.h&gt;</text:p>
      <text:p text:style-name="P1">#include"menu.h"</text:p>
      <text:p text:style-name="P1">#include"linkedlist.h"</text:p>
      <text:p text:style-name="P1"/>
      <text:p text:style-name="P1">list *X;<text:tab/><text:tab/><text:tab/>//Linked list</text:p>
      <text:p text:style-name="P1">char opened=0;<text:tab/><text:tab/>//Flag, indicates a file is opened when set to nonzero</text:p>
      <text:p text:style-name="P1">char filename[20];<text:tab/>//Name of currently opened file</text:p>
      <text:p text:style-name="P1"/>
      <text:p text:style-name="P1">void ins_menu(void),del_menu(void);</text:p>
      <text:p text:style-name="P1">void disp_menu(void),search_menu(void),save(void),load(void);</text:p>
      <text:p text:style-name="P1"/>
      <text:p text:style-name="P1">int main()<text:tab/><text:tab/>//MAIN MENU</text:p>
      <text:p text:style-name="P1"><text:soft-page-break/>{</text:p>
      <text:p text:style-name="P1"><text:tab/>char choice=3;</text:p>
      <text:p text:style-name="P1"><text:tab/>X=createlist(X);</text:p>
      <text:p text:style-name="P1"><text:tab/>while(choice==3)</text:p>
      <text:p text:style-name="P1"><text:tab/>{</text:p>
      <text:p text:style-name="P1"><text:tab/><text:tab/>menu("LINKED LIST","Quit",6,"Insert","Delete","Display","Search","Save","Load",&amp;ins_menu,&amp;del_menu,&amp;disp_menu,&amp;search_menu,&amp;save,&amp;load);</text:p>
      <text:p text:style-name="P1"><text:tab/><text:tab/>if(X-&gt;len&gt;0)</text:p>
      <text:p text:style-name="P1"><text:tab/><text:tab/>{</text:p>
      <text:p text:style-name="P1"><text:tab/><text:tab/><text:tab/>printf("Do you want to save\n\t1. Yes 2. No 3. Cancel\n\tEnter your choice _ ");</text:p>
      <text:p text:style-name="P1"><text:tab/><text:tab/><text:tab/>scanf("%d",&amp;choice);</text:p>
      <text:p text:style-name="P1"><text:tab/><text:tab/><text:tab/>if(choice==1)</text:p>
      <text:p text:style-name="P1"><text:tab/><text:tab/><text:tab/><text:tab/>save();</text:p>
      <text:p text:style-name="P1"><text:tab/><text:tab/>}</text:p>
      <text:p text:style-name="P1"><text:tab/><text:tab/>else</text:p>
      <text:p text:style-name="P1"><text:tab/><text:tab/><text:tab/>choice=0;</text:p>
      <text:p text:style-name="P1"><text:tab/>}</text:p>
      <text:p text:style-name="P1">}</text:p>
      <text:p text:style-name="P1"/>
      <text:p text:style-name="P1">void ins_menu(void)<text:tab/><text:tab/>//INSERT MENU</text:p>
      <text:p text:style-name="P1">{</text:p>
      <text:p text:style-name="P1"><text:tab/>void ins_beg(void),ins_end(void),ins_any(void);</text:p>
      <text:p text:style-name="P1"><text:tab/>menu("LINKED LIST\n\n&gt;Insert","Back to main menu",3,"At beginning","At end","At any point",&amp;ins_beg,&amp;ins_end,&amp;ins_any);</text:p>
      <text:p text:style-name="P1">}</text:p>
      <text:p text:style-name="P1">void del_menu(void)<text:tab/><text:tab/>//DELETE MENU</text:p>
      <text:p text:style-name="P1">{</text:p>
      <text:p text:style-name="P1"><text:tab/>void del_beg(void),del_end(void),del_any(void);</text:p>
      <text:p text:style-name="P1"><text:tab/>menu("LINKED LIST\n\n&gt;delete","Back to main menu",3,"At beginning","At end","At any point",&amp;del_beg,&amp;del_end,&amp;del_any);</text:p>
      <text:p text:style-name="P1">}</text:p>
      <text:p text:style-name="P1">void disp_menu(void)<text:tab/><text:tab/>//DISPLAY MENU</text:p>
      <text:p text:style-name="P1">{</text:p>
      <text:p text:style-name="P1"><text:tab/>void full_disp(void),part_disp(void);</text:p>
      <text:p text:style-name="P1"><text:tab/>menu("LINKED LIST\n\n&gt;Display","Back to main menu",2,"Full","Partially",&amp;full_disp,&amp;part_disp);</text:p>
      <text:p text:style-name="P1">}</text:p>
      <text:p text:style-name="P1">void search_menu(void)<text:tab/><text:tab/>//SEARCH MENU</text:p>
      <text:p text:style-name="P1">{</text:p>
      <text:p text:style-name="P1"><text:tab/>void src_data(void),src_pos(void);</text:p>
      <text:p text:style-name="P1"><text:tab/>menu("LINKED LIST\n\n&gt;Search","Back to main menu",2,"By data","By position",&amp;src_data,&amp;src_pos);</text:p>
      <text:p text:style-name="P1">}</text:p>
      <text:p text:style-name="P1"/>
      <text:p text:style-name="P1">void save(void)<text:tab/><text:tab/><text:tab/><text:tab/>//SAVE LINKED LIST AS CURRENTLY OPENED FILE</text:p>
      <text:p text:style-name="P1">{</text:p>
      <text:p text:style-name="P1"><text:tab/>void save_as(char*);</text:p>
      <text:p text:style-name="P1"><text:tab/>if(!opened)</text:p>
      <text:p text:style-name="P1"><text:tab/>{</text:p>
      <text:p text:style-name="P1"><text:tab/><text:tab/> <text:s/>printf("Enter a file name to be saved into : ");</text:p>
      <text:p text:style-name="P1"><text:tab/><text:tab/> <text:s/>scanf("%s",filename);</text:p>
      <text:p text:style-name="P1"><text:tab/>}</text:p>
      <text:p text:style-name="P1"><text:soft-page-break/><text:tab/>save_as(filename);</text:p>
      <text:p text:style-name="P1">}</text:p>
      <text:p text:style-name="P1"/>
      <text:p text:style-name="P1">void save_as(char *name)<text:tab/><text:tab/><text:tab/>//SAVE LINKED LIST AS ANOTHER FILE</text:p>
      <text:p text:style-name="P1">{</text:p>
      <text:p text:style-name="P1"><text:tab/>node *temp;</text:p>
      <text:p text:style-name="P1"><text:tab/>FILE *fp;<text:tab/></text:p>
      <text:p text:style-name="P1"><text:tab/>fp=fopen(name,"wb");</text:p>
      <text:p text:style-name="P1"><text:tab/>if(fp==NULL || ferror(fp))</text:p>
      <text:p text:style-name="P1"><text:tab/>{</text:p>
      <text:p text:style-name="P1"><text:tab/><text:tab/>fprintf(stderr,"\nFile write error");</text:p>
      <text:p text:style-name="P1"><text:tab/><text:tab/>return;</text:p>
      <text:p text:style-name="P1"><text:tab/>}</text:p>
      <text:p text:style-name="P1"><text:tab/>for(temp=*(X-&gt;head);temp;temp=temp-&gt;next)</text:p>
      <text:p text:style-name="P1"><text:tab/><text:tab/>fwrite(&amp;(temp-&gt;data),sizeof(int),1,fp);</text:p>
      <text:p text:style-name="P1"><text:tab/>fclose(fp);</text:p>
      <text:p text:style-name="P1"><text:tab/>printf("Linked list saved to file \"%s\"\n",name);</text:p>
      <text:p text:style-name="P1"><text:tab/>sleep(3);</text:p>
      <text:p text:style-name="P1">}</text:p>
      <text:p text:style-name="P1">void load(void)<text:tab/><text:tab/><text:tab/>//LOAD LINKED LIST FROM A FILE</text:p>
      <text:p text:style-name="P1">{</text:p>
      <text:p text:style-name="P1"><text:tab/>int temp;</text:p>
      <text:p text:style-name="P1"><text:tab/>FILE *fp;</text:p>
      <text:p text:style-name="P1"><text:tab/>char choice,tempname[20];</text:p>
      <text:p text:style-name="P1"><text:tab/>if(X-&gt;len&gt;0)</text:p>
      <text:p text:style-name="P1"><text:tab/>{</text:p>
      <text:p text:style-name="P1"><text:tab/><text:tab/>printf("Loading a new file will cause all unsaved data lost\nDo you want to save\n\t1. Yes 2. No 3. Cancel\n\tEnter your choice _ ");</text:p>
      <text:p text:style-name="P1"><text:tab/><text:tab/>scanf("%d",&amp;choice);</text:p>
      <text:p text:style-name="P1"><text:tab/><text:tab/>if(choice==1)</text:p>
      <text:p text:style-name="P1"><text:tab/><text:tab/><text:tab/>save();</text:p>
      <text:p text:style-name="P1"><text:tab/><text:tab/>else if (choice==3)</text:p>
      <text:p text:style-name="P1"><text:tab/><text:tab/><text:tab/>return;</text:p>
      <text:p text:style-name="P1"><text:tab/>}</text:p>
      <text:p text:style-name="P1"><text:tab/>else</text:p>
      <text:p text:style-name="P1"><text:tab/><text:tab/>choice=0;</text:p>
      <text:p text:style-name="P1"><text:tab/>printf("Enter a file name to be loaded : ");</text:p>
      <text:p text:style-name="P1"><text:tab/>scanf("%s",tempname);</text:p>
      <text:p text:style-name="P1"><text:tab/>fp=fopen(tempname,"rb");</text:p>
      <text:p text:style-name="P1"><text:tab/>if(fp==NULL || ferror(fp))</text:p>
      <text:p text:style-name="P1"><text:tab/>{</text:p>
      <text:p text:style-name="P1"><text:tab/><text:tab/>fprintf(stderr,"\nFile read error");</text:p>
      <text:p text:style-name="P1"><text:tab/><text:tab/>return;</text:p>
      <text:p text:style-name="P1"><text:tab/>}</text:p>
      <text:p text:style-name="P1"><text:tab/>bzero(filename,20);</text:p>
      <text:p text:style-name="P1"><text:tab/>strcpy(filename,tempname);</text:p>
      <text:p text:style-name="P1"><text:tab/>while(X-&gt;len) del(X,X-&gt;len);</text:p>
      <text:p text:style-name="P1"><text:tab/>while(1)</text:p>
      <text:p text:style-name="P1"><text:tab/>{</text:p>
      <text:p text:style-name="P1"><text:tab/><text:tab/>if(!fread(&amp;temp,sizeof(int),1,fp)) break;</text:p>
      <text:p text:style-name="P1"><text:tab/><text:tab/>ins(X,temp,X-&gt;len);</text:p>
      <text:p text:style-name="P1"><text:tab/>}</text:p>
      <text:p text:style-name="P1"><text:tab/>opened=1;</text:p>
      <text:p text:style-name="P1"><text:soft-page-break/><text:tab/>fclose(fp);</text:p>
      <text:p text:style-name="P1"><text:tab/>printf("Linked list loaded from file \"%s\"\n",filename);</text:p>
      <text:p text:style-name="P1"><text:tab/>sleep(3);</text:p>
      <text:p text:style-name="P1">}</text:p>
      <text:p text:style-name="P1"/>
      <text:p text:style-name="P1">void ins_beg(void)<text:tab/><text:tab/>//Insert at beginning</text:p>
      <text:p text:style-name="P1">{</text:p>
      <text:p text:style-name="P1"><text:tab/>int data;</text:p>
      <text:p text:style-name="P1"><text:tab/>printf("Enter an integer data : ");</text:p>
      <text:p text:style-name="P1"><text:tab/>scanf("%d",&amp;data);</text:p>
      <text:p text:style-name="P1"><text:tab/>ins(X,data,0);</text:p>
      <text:p text:style-name="P1">}</text:p>
      <text:p text:style-name="P1">void ins_end(void)<text:tab/><text:tab/>//Insert at end</text:p>
      <text:p text:style-name="P1">{</text:p>
      <text:p text:style-name="P1"><text:tab/>int data;</text:p>
      <text:p text:style-name="P1"><text:tab/>printf("Enter an integer data : ");</text:p>
      <text:p text:style-name="P1"><text:tab/>scanf("%d",&amp;data);</text:p>
      <text:p text:style-name="P1"><text:tab/>ins(X,data,X-&gt;len);</text:p>
      <text:p text:style-name="P1">}</text:p>
      <text:p text:style-name="P1">void ins_any(void)<text:tab/><text:tab/>//Insert at any point</text:p>
      <text:p text:style-name="P1">{</text:p>
      <text:p text:style-name="P1"><text:tab/>int data,index;</text:p>
      <text:p text:style-name="P1"><text:tab/>printf("Enter an integer data : ");</text:p>
      <text:p text:style-name="P1"><text:tab/>scanf("%d",&amp;data);</text:p>
      <text:p text:style-name="P1"><text:tab/>printf("Enter the index : ");</text:p>
      <text:p text:style-name="P1"><text:tab/>scanf("%d",&amp;index);</text:p>
      <text:p text:style-name="P1"><text:tab/>if(index&lt;0 || index&gt;X-&gt;len)</text:p>
      <text:p text:style-name="P1"><text:tab/>{</text:p>
      <text:p text:style-name="P1"><text:tab/><text:tab/>fprintf(stderr,"Wrong index entered");</text:p>
      <text:p text:style-name="P1"><text:tab/><text:tab/>return;</text:p>
      <text:p text:style-name="P1"><text:tab/>}</text:p>
      <text:p text:style-name="P1"><text:tab/>ins(X,data,index);</text:p>
      <text:p text:style-name="P1">}</text:p>
      <text:p text:style-name="P1"/>
      <text:p text:style-name="P1">void del_beg(void)<text:tab/><text:tab/>//Delete at beginning</text:p>
      <text:p text:style-name="P1">{</text:p>
      <text:p text:style-name="P1"><text:tab/>del(X,0);</text:p>
      <text:p text:style-name="P1">}</text:p>
      <text:p text:style-name="P1">void del_end(void)<text:tab/><text:tab/>//Delete at end</text:p>
      <text:p text:style-name="P1">{</text:p>
      <text:p text:style-name="P1"><text:tab/>del(X,X-&gt;len);</text:p>
      <text:p text:style-name="P1">}</text:p>
      <text:p text:style-name="P1">void del_any(void)<text:tab/><text:tab/>//Delete at any point</text:p>
      <text:p text:style-name="P1">{</text:p>
      <text:p text:style-name="P1"><text:tab/>int index;</text:p>
      <text:p text:style-name="P1"><text:tab/>printf("Enter the index : ");</text:p>
      <text:p text:style-name="P1"><text:tab/>scanf("%d",&amp;index);</text:p>
      <text:p text:style-name="P1"><text:tab/>if(index&lt;1 || index&gt;X-&gt;len)</text:p>
      <text:p text:style-name="P1"><text:tab/>{</text:p>
      <text:p text:style-name="P1"><text:tab/><text:tab/>fprintf(stderr,"Wrong index entered");</text:p>
      <text:p text:style-name="P1"><text:tab/><text:tab/>return;</text:p>
      <text:p text:style-name="P1"><text:tab/>}</text:p>
      <text:p text:style-name="P1"><text:tab/>del(X,index);</text:p>
      <text:p text:style-name="P1">}</text:p>
      <text:p text:style-name="P1"/>
      <text:p text:style-name="P1"><text:soft-page-break/>void full_disp(void)<text:tab/><text:tab/>//Display full linked list</text:p>
      <text:p text:style-name="P1">{</text:p>
      <text:p text:style-name="P1"><text:tab/>print(*X,1,X-&gt;len);</text:p>
      <text:p text:style-name="P1"><text:tab/>getchar();</text:p>
      <text:p text:style-name="P1"><text:tab/>getchar();</text:p>
      <text:p text:style-name="P1"><text:tab/>fflush(stdin);</text:p>
      <text:p text:style-name="P1">}</text:p>
      <text:p text:style-name="P1">void part_disp(void)<text:tab/><text:tab/>//Display linked list partly</text:p>
      <text:p text:style-name="P1">{</text:p>
      <text:p text:style-name="P1"><text:tab/>int lb,ub;</text:p>
      <text:p text:style-name="P1"><text:tab/>printf("Enter lower bound : ");</text:p>
      <text:p text:style-name="P1"><text:tab/>scanf("%d",&amp;lb);</text:p>
      <text:p text:style-name="P1"><text:tab/>printf("Enter upper bound : ");</text:p>
      <text:p text:style-name="P1"><text:tab/>scanf("%d",&amp;ub);</text:p>
      <text:p text:style-name="P1"><text:tab/>print(*X,lb,ub);</text:p>
      <text:p text:style-name="P1"><text:tab/>getchar();</text:p>
      <text:p text:style-name="P1"><text:tab/>getchar();</text:p>
      <text:p text:style-name="P1"><text:tab/>fflush(stdin);</text:p>
      <text:p text:style-name="P1">}</text:p>
      <text:p text:style-name="P1"/>
      <text:p text:style-name="P1">void src_data(void)<text:tab/><text:tab/>//Search a data in linked list</text:p>
      <text:p text:style-name="P1">{</text:p>
      <text:p text:style-name="P1"><text:tab/>int data;</text:p>
      <text:p text:style-name="P1"><text:tab/>printf("Enter an integer data to be searched : ");</text:p>
      <text:p text:style-name="P1"><text:tab/>scanf("%d",&amp;data);</text:p>
      <text:p text:style-name="P1"><text:tab/>linear_search(*X,data);</text:p>
      <text:p text:style-name="P1"><text:tab/>getchar();</text:p>
      <text:p text:style-name="P1"><text:tab/>getchar();</text:p>
      <text:p text:style-name="P1"><text:tab/>fflush(stdin);</text:p>
      <text:p text:style-name="P1">}</text:p>
      <text:p text:style-name="P1">void src_pos(void)<text:tab/><text:tab/>// Search data in linked list by position</text:p>
      <text:p text:style-name="P1">{</text:p>
      <text:p text:style-name="P1"><text:tab/>node *temp;</text:p>
      <text:p text:style-name="P1"><text:tab/>int pos,i;</text:p>
      <text:p text:style-name="P1"><text:tab/>printf("Enter an index to be searched : ");</text:p>
      <text:p text:style-name="P1"><text:tab/>scanf("%d",&amp;pos);</text:p>
      <text:p text:style-name="P1"><text:tab/>for(temp=*(X-&gt;head),i=1;temp &amp;&amp; i&lt;pos;temp=temp-&gt;next,i++);</text:p>
      <text:p text:style-name="P1"><text:tab/>if(i==pos)</text:p>
      <text:p text:style-name="P1"><text:tab/><text:tab/>printf("Index %d found with data %d",pos,temp-&gt;data);</text:p>
      <text:p text:style-name="P1"><text:tab/>else</text:p>
      <text:p text:style-name="P1"><text:tab/><text:tab/>printf("Data not found");</text:p>
      <text:p text:style-name="P1"><text:tab/>getchar();</text:p>
      <text:p text:style-name="P1"><text:tab/>getchar();</text:p>
      <text:p text:style-name="P1"><text:tab/>fflush(stdin);</text:p>
      <text:p text:style-name="P1">}</text:p>
      <text:p text:style-name="P8"/>
      <text:p text:style-name="P8"/>
      <text:p text:style-name="P8"/>
      <text:p text:style-name="P10">menu.h</text:p>
      <text:p text:style-name="P7"/>
      <text:p text:style-name="P1">#ifndef __MENU_H</text:p>
      <text:p text:style-name="P1">#define __MENU_H</text:p>
      <text:p text:style-name="P1"/>
      <text:p text:style-name="P1"><text:soft-page-break/>#include&lt;stdio.h&gt;</text:p>
      <text:p text:style-name="P1">#include&lt;stdarg.h&gt;</text:p>
      <text:p text:style-name="P1">#include&lt;stdlib.h&gt;</text:p>
      <text:p text:style-name="P1"/>
      <text:p text:style-name="P1">void menu(char*,char*,int,...);</text:p>
      <text:p text:style-name="P1"/>
      <text:p text:style-name="P1">/*</text:p>
      <text:p text:style-name="P1"><text:s/>* function 'menu' takes as argument</text:p>
      <text:p text:style-name="P1"><text:s/>* <text:tab/>header<text:tab/>-&gt;<text:tab/>header string of the menu</text:p>
      <text:p text:style-name="P1"><text:s/>* <text:tab/>tailer<text:tab/>-&gt;<text:tab/>string for the last option to exit from menu</text:p>
      <text:p text:style-name="P1"><text:s/>* <text:tab/>length<text:tab/>-&gt;<text:tab/>number of options</text:p>
      <text:p text:style-name="P1"><text:s/>* <text:tab/>...<text:tab/>-&gt;<text:tab/>string for the options by order and then the <text:s/></text:p>
      <text:p text:style-name="P1">corresponding functions to be called respectively-&gt;</text:p>
      <text:p text:style-name="P1"><text:s/>*/</text:p>
      <text:p text:style-name="P1"/>
      <text:p text:style-name="P1">void menu(char *header,char *tailer,int length,...)</text:p>
      <text:p text:style-name="P1">{</text:p>
      <text:p text:style-name="P1"><text:tab/>va_list options;</text:p>
      <text:p text:style-name="P1"><text:tab/>int i,choice=-1;</text:p>
      <text:p text:style-name="P1"><text:tab/>void (*fnc)(void);</text:p>
      <text:p text:style-name="P1"><text:tab/>while(choice!=length+1)</text:p>
      <text:p text:style-name="P1"><text:tab/>{</text:p>
      <text:p text:style-name="P1"><text:tab/><text:tab/>system("clear");</text:p>
      <text:p text:style-name="P1"><text:tab/><text:tab/>va_start(options,length);</text:p>
      <text:p text:style-name="P1"><text:tab/><text:tab/>printf("%s\n\n",header);</text:p>
      <text:p text:style-name="P1"><text:tab/><text:tab/>for(i=1;i&lt;=length;i++)</text:p>
      <text:p text:style-name="P1"><text:tab/><text:tab/>{</text:p>
      <text:p text:style-name="P1"><text:tab/><text:tab/><text:tab/>printf("%d. ",i);</text:p>
      <text:p text:style-name="P1"><text:tab/><text:tab/><text:tab/>puts(va_arg(options,char*));</text:p>
      <text:p text:style-name="P1"><text:tab/><text:tab/>}</text:p>
      <text:p text:style-name="P1"><text:tab/><text:tab/>printf("%d. ",length+1);</text:p>
      <text:p text:style-name="P1"><text:tab/><text:tab/>puts(tailer);</text:p>
      <text:p text:style-name="P1"><text:tab/><text:tab/>printf("\n\n\tEnter your choice_ ");</text:p>
      <text:p text:style-name="P1"><text:tab/><text:tab/>scanf("%d",&amp;choice);</text:p>
      <text:p text:style-name="P1"><text:tab/><text:tab/>if(choice&gt;0 &amp; choice&lt;=length)</text:p>
      <text:p text:style-name="P1"><text:tab/><text:tab/>{</text:p>
      <text:p text:style-name="P1"><text:tab/><text:tab/><text:tab/>for(i=1;i&lt;choice;i++)</text:p>
      <text:p text:style-name="P1"><text:tab/><text:tab/><text:tab/><text:tab/>va_arg(options,void);</text:p>
      <text:p text:style-name="P1"><text:tab/><text:tab/><text:tab/>fnc=va_arg(options,void(*)(void));</text:p>
      <text:p text:style-name="P1"><text:tab/><text:tab/><text:tab/>(*fnc)();</text:p>
      <text:p text:style-name="P1"><text:tab/><text:tab/>}</text:p>
      <text:p text:style-name="P1"><text:tab/><text:tab/>else if(choice&gt;length+1 || choice&lt;=0)</text:p>
      <text:p text:style-name="P1"><text:tab/><text:tab/>{</text:p>
      <text:p text:style-name="P1"><text:tab/><text:tab/><text:tab/>fprintf(stderr,"\n\nYou have entered a wrong choice");</text:p>
      <text:p text:style-name="P1"><text:tab/><text:tab/><text:tab/>putchar('\n');</text:p>
      <text:p text:style-name="P1"><text:tab/><text:tab/><text:tab/>sleep(1);</text:p>
      <text:p text:style-name="P1"><text:tab/><text:tab/>}</text:p>
      <text:p text:style-name="P1"><text:tab/>}</text:p>
      <text:p text:style-name="P1">}</text:p>
      <text:p text:style-name="P1"/>
      <text:p text:style-name="P1">#endif</text:p>
      <text:p text:style-name="P4"/>
      <text:p text:style-name="P4"/>
      <text:p text:style-name="P4"><text:soft-page-break/></text:p>
      <text:p text:style-name="P5">linkedlist.h</text:p>
      <text:p text:style-name="P2"/>
      <text:p text:style-name="P3">#ifndef __LINKED_LIST_H</text:p>
      <text:p text:style-name="P3">#define __LINKED_LIST_H</text:p>
      <text:p text:style-name="P3"/>
      <text:p text:style-name="P3">#include&lt;stdio.h&gt;</text:p>
      <text:p text:style-name="P3">#include&lt;stdlib.h&gt;</text:p>
      <text:p text:style-name="P3"/>
      <text:p text:style-name="P3">struct node<text:tab/><text:tab/><text:tab/><text:tab/>//Structure for a node of linked list</text:p>
      <text:p text:style-name="P3">{</text:p>
      <text:p text:style-name="P3"><text:tab/>int data;</text:p>
      <text:p text:style-name="P3"><text:tab/>struct node *next;</text:p>
      <text:p text:style-name="P3">};</text:p>
      <text:p text:style-name="P3">struct linked_list<text:tab/><text:tab/><text:tab/>//Structure for a linked list</text:p>
      <text:p text:style-name="P3">{</text:p>
      <text:p text:style-name="P3"><text:tab/>struct node **head;</text:p>
      <text:p text:style-name="P3"><text:tab/>int len;</text:p>
      <text:p text:style-name="P3">};</text:p>
      <text:p text:style-name="P3"/>
      <text:p text:style-name="P3">typede fstruct node node;</text:p>
      <text:p text:style-name="P3">typedef struct linked_list list;</text:p>
      <text:p text:style-name="P3"/>
      <text:p text:style-name="P3">void ins(list*,int,int);</text:p>
      <text:p text:style-name="P3">int del(list*,int);</text:p>
      <text:p text:style-name="P3">void linear_search(list,int);</text:p>
      <text:p text:style-name="P3">void print(list,int,int);</text:p>
      <text:p text:style-name="P3">list* createlist(list*);</text:p>
      <text:p text:style-name="P3"/>
      <text:p text:style-name="P3">list* createlist(list *X)<text:tab/>//Create linked list at list 'X'</text:p>
      <text:p text:style-name="P3">{</text:p>
      <text:p text:style-name="P3"><text:tab/>X=(list*)malloc(sizeof(list));</text:p>
      <text:p text:style-name="P3"><text:tab/>X-&gt;head=(node**)malloc(sizeof(node*));</text:p>
      <text:p text:style-name="P3">-&gt;<text:tab/>*(X-&gt;head)=NULL;</text:p>
      <text:p text:style-name="P3"><text:tab/>return X;<text:tab/><text:tab/><text:tab/><text:tab/>//Returns intialized list</text:p>
      <text:p text:style-name="P3">}</text:p>
      <text:p text:style-name="P3"/>
      <text:p text:style-name="P3">void ins(list *X,int data,int idx)<text:tab/><text:tab/></text:p>
      <text:p text:style-name="P3"><text:tab/><text:tab/><text:tab/><text:tab/>//Insert 'data' in list 'X' at 'idx' position</text:p>
      <text:p text:style-name="P3">{</text:p>
      <text:p text:style-name="P3"><text:tab/>node *temp,**temp1;</text:p>
      <text:p text:style-name="P3"><text:tab/>int i;</text:p>
      <text:p text:style-name="P3"><text:tab/>temp=(node*)malloc(sizeof(node));</text:p>
      <text:p text:style-name="P3"><text:tab/>temp-&gt;data=data;</text:p>
      <text:p text:style-name="P3"><text:tab/>for(temp1=X-&gt;head,i=0;i&lt;idx;temp1=&amp;(*temp1)-&gt;next,i++);</text:p>
      <text:p text:style-name="P3"><text:tab/>temp-&gt;next=*temp1;</text:p>
      <text:p text:style-name="P3"><text:tab/>*temp1=temp;</text:p>
      <text:p text:style-name="P3"><text:tab/>(X-&gt;len)++;</text:p>
      <text:p text:style-name="P3">}</text:p>
      <text:p text:style-name="P3"/>
      <text:p text:style-name="P3">int del(list *X,int idx)<text:tab/><text:tab/></text:p>
      <text:p text:style-name="P3"><text:tab/><text:tab/><text:tab/><text:tab/>//Delete node at 'idx' in list 'X'</text:p>
      <text:p text:style-name="P3">{</text:p>
      <text:p text:style-name="P3"><text:tab/>node *temp,**temp1;</text:p>
      <text:p text:style-name="P3"><text:soft-page-break/><text:tab/>int i,buf;</text:p>
      <text:p text:style-name="P3"><text:tab/>for(temp1=X-&gt;head,i=1;i&lt;idx;temp1=&amp;(*temp1)-&gt;next,i++);</text:p>
      <text:p text:style-name="P3"><text:tab/>temp=*temp1;</text:p>
      <text:p text:style-name="P3"><text:tab/>*temp1=(*temp1)-&gt;next;</text:p>
      <text:p text:style-name="P3"><text:tab/>buf=temp-&gt;data;</text:p>
      <text:p text:style-name="P3"><text:tab/>free(temp);</text:p>
      <text:p text:style-name="P3"><text:tab/>(X-&gt;len)--;</text:p>
      <text:p text:style-name="P3"><text:tab/>return buf;<text:tab/><text:tab/><text:tab/><text:tab/>//Returns deleted data</text:p>
      <text:p text:style-name="P3">}</text:p>
      <text:p text:style-name="P3"/>
      <text:p text:style-name="P3">int linear_search(list X,int data)<text:tab/></text:p>
      <text:p text:style-name="P3"><text:tab/><text:tab/><text:tab/><text:tab/>//Linear search of a 'data' in linked list 'X'</text:p>
      <text:p text:style-name="P3">{</text:p>
      <text:p text:style-name="P3"><text:tab/>node *temp;</text:p>
      <text:p text:style-name="P3"><text:tab/>char found=0;</text:p>
      <text:p text:style-name="P3"><text:tab/>int i=1;</text:p>
      <text:p text:style-name="P3"><text:tab/>for(temp=*(X.head);temp!=NULL;temp=temp-&gt;next,i++)</text:p>
      <text:p text:style-name="P3"><text:tab/>{</text:p>
      <text:p text:style-name="P3"><text:tab/><text:tab/>if(temp-&gt;data==data)</text:p>
      <text:p text:style-name="P3"><text:tab/><text:tab/>{</text:p>
      <text:p text:style-name="P3"><text:tab/><text:tab/><text:tab/>if(found)</text:p>
      <text:p text:style-name="P3"><text:tab/><text:tab/><text:tab/><text:tab/>printf(",%d",i);</text:p>
      <text:p text:style-name="P3"><text:tab/><text:tab/><text:tab/>else</text:p>
      <text:p text:style-name="P3"><text:tab/><text:tab/><text:tab/>{</text:p>
      <text:p text:style-name="P3"><text:tab/><text:tab/><text:tab/><text:tab/>found=1;</text:p>
      <text:p text:style-name="P3"><text:tab/><text:tab/><text:tab/><text:tab/>printf("Data found at position(s) %d",i);</text:p>
      <text:p text:style-name="P3"><text:tab/><text:tab/><text:tab/>}</text:p>
      <text:p text:style-name="P3"><text:tab/><text:tab/>}</text:p>
      <text:p text:style-name="P3"><text:tab/>}</text:p>
      <text:p text:style-name="P3"><text:tab/>if(!found)</text:p>
      <text:p text:style-name="P3"><text:tab/><text:tab/>printf("Data not found");</text:p>
      <text:p text:style-name="P3"><text:tab/>return found;</text:p>
      <text:p text:style-name="P3">}</text:p>
      <text:p text:style-name="P3"/>
      <text:p text:style-name="P3"/>
      <text:p text:style-name="P3">void print(list X,int lb,int ub)<text:tab/></text:p>
      <text:p text:style-name="P3">//Print linked list 'X' from lower bound 'lb' to upper bound 'ub'</text:p>
      <text:p text:style-name="P3">{</text:p>
      <text:p text:style-name="P3"><text:tab/>node *temp;</text:p>
      <text:p text:style-name="P3"><text:tab/>int i=1;</text:p>
      <text:p text:style-name="P3"><text:tab/>printf("\t\tIndex\t\tData\n\n");</text:p>
      <text:p text:style-name="P3"><text:tab/>for(temp=*(X.head);i&lt;=ub &amp;&amp; temp;temp=temp-&gt;next,i++)</text:p>
      <text:p text:style-name="P3"><text:tab/><text:tab/>if(i&gt;=lb)</text:p>
      <text:p text:style-name="P3"><text:tab/><text:tab/><text:tab/>printf("\t\t%d-&gt;\t\t%d\n",i,temp-&gt;data);</text:p>
      <text:p text:style-name="P3">}</text:p>
      <text:p text:style-name="P3"/>
      <text:p text:style-name="P3">#endif</text:p>
      <text:p text:style-name="P3"/>
      <text:p text:style-name="P3"/>
      <text:p text:style-name="P8">OUTPUT:</text:p>
      <text:p text:style-name="P8"/>
      <text:p text:style-name="P6">LINKED LIST</text:p>
      <text:p text:style-name="P6"/>
      <text:p text:style-name="P6">1. Insert</text:p>
      <text:p text:style-name="P6"><text:soft-page-break/>2. Delete</text:p>
      <text:p text:style-name="P6">3. Display</text:p>
      <text:p text:style-name="P6">4. Search</text:p>
      <text:p text:style-name="P6">5. Save</text:p>
      <text:p text:style-name="P6">6. Load</text:p>
      <text:p text:style-name="P6">7. Quit</text:p>
      <text:p text:style-name="P6"/>
      <text:p text:style-name="P6"/>
      <text:p text:style-name="P6"><text:s text:c="8"/>Enter your choice_ 1</text:p>
      <text:p text:style-name="P6"/>
      <text:p text:style-name="P6">LINKED LIST</text:p>
      <text:p text:style-name="P6"/>
      <text:p text:style-name="P6">&gt;Insert</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1</text:p>
      <text:p text:style-name="P6">Enter an integer data : 5</text:p>
      <text:p text:style-name="P6"/>
      <text:p text:style-name="P6">LINKED LIST</text:p>
      <text:p text:style-name="P6"/>
      <text:p text:style-name="P6">&gt;Insert</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2</text:p>
      <text:p text:style-name="P6">Enter an integer data : 10</text:p>
      <text:p text:style-name="P6"/>
      <text:p text:style-name="P6">LINKED LIST</text:p>
      <text:p text:style-name="P6"/>
      <text:p text:style-name="P6">&gt;Insert</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3</text:p>
      <text:p text:style-name="P6">Enter an integer data : 100</text:p>
      <text:p text:style-name="P6">Enter the index : 1</text:p>
      <text:p text:style-name="P6"/>
      <text:p text:style-name="P6">LINKED LIST</text:p>
      <text:p text:style-name="P6"/>
      <text:p text:style-name="P6">&gt;Insert</text:p>
      <text:p text:style-name="P6"/>
      <text:p text:style-name="P6">1. At beginning</text:p>
      <text:p text:style-name="P6"><text:soft-page-break/>2. At end</text:p>
      <text:p text:style-name="P6">3. At any point</text:p>
      <text:p text:style-name="P6">4. Back to main menu</text:p>
      <text:p text:style-name="P6"/>
      <text:p text:style-name="P6"/>
      <text:p text:style-name="P6"><text:s text:c="8"/>Enter your choice_ 4</text:p>
      <text:p text:style-name="P6"/>
      <text:p text:style-name="P6">LINKED LIST</text:p>
      <text:p text:style-name="P6"/>
      <text:p text:style-name="P6">1. Insert</text:p>
      <text:p text:style-name="P6">2. Delete</text:p>
      <text:p text:style-name="P6">3. Display</text:p>
      <text:p text:style-name="P6">4. Search</text:p>
      <text:p text:style-name="P6">5. Save</text:p>
      <text:p text:style-name="P6">6. Load</text:p>
      <text:p text:style-name="P6">7. Quit</text:p>
      <text:p text:style-name="P6"/>
      <text:p text:style-name="P6"/>
      <text:p text:style-name="P6"><text:s text:c="8"/>Enter your choice_ 3</text:p>
      <text:p text:style-name="P6"/>
      <text:p text:style-name="P6">LINKED LIST</text:p>
      <text:p text:style-name="P6"/>
      <text:p text:style-name="P6">&gt;Display</text:p>
      <text:p text:style-name="P6"/>
      <text:p text:style-name="P6">1. Full</text:p>
      <text:p text:style-name="P6">2. Partially</text:p>
      <text:p text:style-name="P6">3. Back to main menu</text:p>
      <text:p text:style-name="P6"/>
      <text:p text:style-name="P6"/>
      <text:p text:style-name="P6"><text:s text:c="8"/>Enter your choice_ 1</text:p>
      <text:p text:style-name="P6"><text:s text:c="16"/>Index <text:s text:c="10"/>Data</text:p>
      <text:p text:style-name="P6"/>
      <text:p text:style-name="P6"><text:s text:c="16"/>1-&gt; <text:s text:c="12"/>5</text:p>
      <text:p text:style-name="P6"><text:s text:c="16"/>2-&gt; <text:s text:c="12"/>100</text:p>
      <text:p text:style-name="P6"><text:s text:c="16"/>3-&gt; <text:s text:c="12"/>10</text:p>
      <text:p text:style-name="P6"/>
      <text:p text:style-name="P6">LINKED LIST</text:p>
      <text:p text:style-name="P6"/>
      <text:p text:style-name="P6">&gt;Display</text:p>
      <text:p text:style-name="P6"/>
      <text:p text:style-name="P6">1. Full</text:p>
      <text:p text:style-name="P6">2. Partially</text:p>
      <text:p text:style-name="P6">3. Back to main menu</text:p>
      <text:p text:style-name="P6"/>
      <text:p text:style-name="P6"/>
      <text:p text:style-name="P6"><text:s text:c="8"/>Enter your choice_ 3</text:p>
      <text:p text:style-name="P6"/>
      <text:p text:style-name="P6">LINKED LIST</text:p>
      <text:p text:style-name="P6"/>
      <text:p text:style-name="P6">&gt;delete</text:p>
      <text:p text:style-name="P6"/>
      <text:p text:style-name="P6">1. At beginning</text:p>
      <text:p text:style-name="P6">2. At end</text:p>
      <text:p text:style-name="P6">3. At any point</text:p>
      <text:p text:style-name="P6">4. Back to main menu</text:p>
      <text:p text:style-name="P6"><text:soft-page-break/></text:p>
      <text:p text:style-name="P6"/>
      <text:p text:style-name="P6"><text:s text:c="8"/>Enter your choice_ 1</text:p>
      <text:p text:style-name="P6"/>
      <text:p text:style-name="P6">LINKED LIST</text:p>
      <text:p text:style-name="P6"/>
      <text:p text:style-name="P6">&gt;delete</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2</text:p>
      <text:p text:style-name="P6"/>
      <text:p text:style-name="P6">LINKED LIST</text:p>
      <text:p text:style-name="P6"/>
      <text:p text:style-name="P6">&gt;delete</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1</text:p>
      <text:p text:style-name="P6"/>
      <text:p text:style-name="P6">LINKED LIST</text:p>
      <text:p text:style-name="P6"/>
      <text:p text:style-name="P6">&gt;delete</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3</text:p>
      <text:p text:style-name="P6">Enter the index : 1</text:p>
      <text:p text:style-name="P6"/>
      <text:p text:style-name="P6">LINKED LIST</text:p>
      <text:p text:style-name="P6"/>
      <text:p text:style-name="P6">&gt;delete</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3</text:p>
      <text:p text:style-name="P6">Enter the index : 4</text:p>
      <text:p text:style-name="P6"/>
      <text:p text:style-name="P6">LINKED LIST</text:p>
      <text:p text:style-name="P6"><text:soft-page-break/></text:p>
      <text:p text:style-name="P6">1. Insert</text:p>
      <text:p text:style-name="P6">2. Delete</text:p>
      <text:p text:style-name="P6">3. Display</text:p>
      <text:p text:style-name="P6">4. Search</text:p>
      <text:p text:style-name="P6">5. Save</text:p>
      <text:p text:style-name="P6">6. Load</text:p>
      <text:p text:style-name="P6">7. Quit</text:p>
      <text:p text:style-name="P6"/>
      <text:p text:style-name="P6"/>
      <text:p text:style-name="P6"><text:s text:c="8"/>Enter your choice_ 3</text:p>
      <text:p text:style-name="P6"/>
      <text:p text:style-name="P6">LINKED LIST</text:p>
      <text:p text:style-name="P6"/>
      <text:p text:style-name="P6">&gt;Display</text:p>
      <text:p text:style-name="P6"/>
      <text:p text:style-name="P6">1. Full</text:p>
      <text:p text:style-name="P6">2. Partially</text:p>
      <text:p text:style-name="P6">3. Back to main menu</text:p>
      <text:p text:style-name="P6"/>
      <text:p text:style-name="P6"/>
      <text:p text:style-name="P6"><text:s text:c="8"/>Enter your choice_ 1</text:p>
      <text:p text:style-name="P6"><text:s text:c="16"/>Index <text:s text:c="10"/>Data</text:p>
      <text:p text:style-name="P6"/>
      <text:p text:style-name="P6"/>
      <text:p text:style-name="P6"/>
      <text:p text:style-name="P6">LINKED LIST</text:p>
      <text:p text:style-name="P6"/>
      <text:p text:style-name="P6">&gt;Display</text:p>
      <text:p text:style-name="P6"/>
      <text:p text:style-name="P6">1. Full</text:p>
      <text:p text:style-name="P6">2. Partially</text:p>
      <text:p text:style-name="P6">3. Back to main menu</text:p>
      <text:p text:style-name="P6"/>
      <text:p text:style-name="P6"/>
      <text:p text:style-name="P6"><text:s text:c="8"/>Enter your choice_ 3</text:p>
      <text:p text:style-name="P6"/>
      <text:p text:style-name="P6">LINKED LIST</text:p>
      <text:p text:style-name="P6"/>
      <text:p text:style-name="P6">&gt;Insert</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2</text:p>
      <text:p text:style-name="P6">Enter an integer data : 10</text:p>
      <text:p text:style-name="P6"/>
      <text:p text:style-name="P6">LINKED LIST</text:p>
      <text:p text:style-name="P6"/>
      <text:p text:style-name="P6">&gt;Insert</text:p>
      <text:p text:style-name="P6"/>
      <text:p text:style-name="P6">1. At beginning</text:p>
      <text:p text:style-name="P6"><text:soft-page-break/>2. At end</text:p>
      <text:p text:style-name="P6">3. At any point</text:p>
      <text:p text:style-name="P6">4. Back to main menu</text:p>
      <text:p text:style-name="P6"/>
      <text:p text:style-name="P6"/>
      <text:p text:style-name="P6"><text:s text:c="8"/>Enter your choice_ 2</text:p>
      <text:p text:style-name="P6">Enter an integer data : 20</text:p>
      <text:p text:style-name="P6"/>
      <text:p text:style-name="P6">LINKED LIST</text:p>
      <text:p text:style-name="P6"/>
      <text:p text:style-name="P6">&gt;Insert</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2</text:p>
      <text:p text:style-name="P6">Enter an integer data : 30</text:p>
      <text:p text:style-name="P6"/>
      <text:p text:style-name="P6"/>
      <text:p text:style-name="P6">LINKED LIST</text:p>
      <text:p text:style-name="P6"/>
      <text:p text:style-name="P6">&gt;Insert</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4</text:p>
      <text:p text:style-name="P6"/>
      <text:p text:style-name="P6">LINKED LIST</text:p>
      <text:p text:style-name="P6"/>
      <text:p text:style-name="P6">1. Insert</text:p>
      <text:p text:style-name="P6">2. Delete</text:p>
      <text:p text:style-name="P6">3. Display</text:p>
      <text:p text:style-name="P6">4. Search</text:p>
      <text:p text:style-name="P6">5. Save</text:p>
      <text:p text:style-name="P6">6. Load</text:p>
      <text:p text:style-name="P6">7. Quit</text:p>
      <text:p text:style-name="P6"/>
      <text:p text:style-name="P6"/>
      <text:p text:style-name="P6"><text:s text:c="8"/>Enter your choice_ 4</text:p>
      <text:p text:style-name="P6"/>
      <text:p text:style-name="P6">LINKED LIST</text:p>
      <text:p text:style-name="P6"/>
      <text:p text:style-name="P6">&gt;Search</text:p>
      <text:p text:style-name="P6"/>
      <text:p text:style-name="P6">1. By data</text:p>
      <text:p text:style-name="P6">2. By position</text:p>
      <text:p text:style-name="P6">3. Back to main menu</text:p>
      <text:p text:style-name="P6"/>
      <text:p text:style-name="P6"><text:soft-page-break/></text:p>
      <text:p text:style-name="P6"><text:s text:c="8"/>Enter your choice_ 1</text:p>
      <text:p text:style-name="P6">Enter an integer data to be searched : 20</text:p>
      <text:p text:style-name="P6">Data found at position(s) 2</text:p>
      <text:p text:style-name="P6"/>
      <text:p text:style-name="P6">LINKED LIST</text:p>
      <text:p text:style-name="P6"/>
      <text:p text:style-name="P6">&gt;Search</text:p>
      <text:p text:style-name="P6"/>
      <text:p text:style-name="P6">1. By data</text:p>
      <text:p text:style-name="P6">2. By position</text:p>
      <text:p text:style-name="P6">3. Back to main menu</text:p>
      <text:p text:style-name="P6"/>
      <text:p text:style-name="P6"/>
      <text:p text:style-name="P6"><text:s text:c="8"/>Enter your choice_ 2</text:p>
      <text:p text:style-name="P6">Enter an index to be searched : 3</text:p>
      <text:p text:style-name="P6">Index 3 found with data 30</text:p>
      <text:p text:style-name="P6"/>
      <text:p text:style-name="P6">LINKED LIST</text:p>
      <text:p text:style-name="P6"/>
      <text:p text:style-name="P6">&gt;Search</text:p>
      <text:p text:style-name="P6"/>
      <text:p text:style-name="P6">1. By data</text:p>
      <text:p text:style-name="P6">2. By position</text:p>
      <text:p text:style-name="P6">3. Back to main menu</text:p>
      <text:p text:style-name="P6"/>
      <text:p text:style-name="P6"/>
      <text:p text:style-name="P6"><text:s text:c="8"/>Enter your choice_ 3</text:p>
      <text:p text:style-name="P6"/>
      <text:p text:style-name="P6">LINKED LIST</text:p>
      <text:p text:style-name="P6"/>
      <text:p text:style-name="P6">1. Insert</text:p>
      <text:p text:style-name="P6">2. Delete</text:p>
      <text:p text:style-name="P6">3. Display</text:p>
      <text:p text:style-name="P6">4. Search</text:p>
      <text:p text:style-name="P6">5. Save</text:p>
      <text:p text:style-name="P6">6. Load</text:p>
      <text:p text:style-name="P6">7. Quit</text:p>
      <text:p text:style-name="P6"/>
      <text:p text:style-name="P6"/>
      <text:p text:style-name="P6"><text:s text:c="8"/>Enter your choice_ 3</text:p>
      <text:p text:style-name="P6"/>
      <text:p text:style-name="P6">LINKED LIST</text:p>
      <text:p text:style-name="P6"/>
      <text:p text:style-name="P6">&gt;Display</text:p>
      <text:p text:style-name="P6"/>
      <text:p text:style-name="P6">1. Full</text:p>
      <text:p text:style-name="P6">2. Partially</text:p>
      <text:p text:style-name="P6">3. Back to main menu</text:p>
      <text:p text:style-name="P6"/>
      <text:p text:style-name="P6"/>
      <text:p text:style-name="P6"><text:s text:c="8"/>Enter your choice_ 2</text:p>
      <text:p text:style-name="P6">Enter lower bound : 2</text:p>
      <text:p text:style-name="P6">Enter upper bound : 3</text:p>
      <text:p text:style-name="P6"><text:s text:c="16"/>Index <text:s text:c="10"/>Data</text:p>
      <text:p text:style-name="P6"><text:soft-page-break/></text:p>
      <text:p text:style-name="P6"><text:s text:c="16"/>2-&gt; <text:s text:c="12"/>20</text:p>
      <text:p text:style-name="P6"><text:s text:c="16"/>3-&gt; <text:s text:c="12"/>30</text:p>
      <text:p text:style-name="P6"/>
      <text:p text:style-name="P6">LINKED LIST</text:p>
      <text:p text:style-name="P6"/>
      <text:p text:style-name="P6">&gt;Display</text:p>
      <text:p text:style-name="P6"/>
      <text:p text:style-name="P6">1. Full</text:p>
      <text:p text:style-name="P6">2. Partially</text:p>
      <text:p text:style-name="P6">3. Back to main menu</text:p>
      <text:p text:style-name="P6"/>
      <text:p text:style-name="P6"/>
      <text:p text:style-name="P6"><text:s text:c="8"/>Enter your choice_ 3</text:p>
      <text:p text:style-name="P6"/>
      <text:p text:style-name="P6">LINKED LIST</text:p>
      <text:p text:style-name="P6"/>
      <text:p text:style-name="P6">1. Insert</text:p>
      <text:p text:style-name="P6">2. Delete</text:p>
      <text:p text:style-name="P6">3. Display</text:p>
      <text:p text:style-name="P6">4. Search</text:p>
      <text:p text:style-name="P6">5. Save</text:p>
      <text:p text:style-name="P6">6. Load</text:p>
      <text:p text:style-name="P6">7. Quit</text:p>
      <text:p text:style-name="P6"/>
      <text:p text:style-name="P6"/>
      <text:p text:style-name="P6"><text:s text:c="8"/>Enter your choice_ 5</text:p>
      <text:p text:style-name="P6">Enter a file name to be saved into : abc.x</text:p>
      <text:p text:style-name="P6">Linked list saved to file "abc.x"</text:p>
      <text:p text:style-name="P6"/>
      <text:p text:style-name="P6">LINKED LIST</text:p>
      <text:p text:style-name="P6"/>
      <text:p text:style-name="P6">1. Insert</text:p>
      <text:p text:style-name="P6">2. Delete</text:p>
      <text:p text:style-name="P6">3. Display</text:p>
      <text:p text:style-name="P6">4. Search</text:p>
      <text:p text:style-name="P6">5. Save</text:p>
      <text:p text:style-name="P6">6. Load</text:p>
      <text:p text:style-name="P6">7. Quit</text:p>
      <text:p text:style-name="P6"/>
      <text:p text:style-name="P6"/>
      <text:p text:style-name="P6"><text:s text:c="8"/>Enter your choice_ 2</text:p>
      <text:p text:style-name="P6"/>
      <text:p text:style-name="P6">LINKED LIST</text:p>
      <text:p text:style-name="P6"/>
      <text:p text:style-name="P6">&gt;delete</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2</text:p>
      <text:p text:style-name="P6"/>
      <text:p text:style-name="P6"><text:soft-page-break/>LINKED LIST</text:p>
      <text:p text:style-name="P6"/>
      <text:p text:style-name="P6">&gt;delete</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2</text:p>
      <text:p text:style-name="P6"/>
      <text:p text:style-name="P6">LINKED LIST</text:p>
      <text:p text:style-name="P6"/>
      <text:p text:style-name="P6">&gt;delete</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2</text:p>
      <text:p text:style-name="P6"/>
      <text:p text:style-name="P6">LINKED LIST</text:p>
      <text:p text:style-name="P6"/>
      <text:p text:style-name="P6">&gt;delete</text:p>
      <text:p text:style-name="P6"/>
      <text:p text:style-name="P6">1. At beginning</text:p>
      <text:p text:style-name="P6">2. At end</text:p>
      <text:p text:style-name="P6">3. At any point</text:p>
      <text:p text:style-name="P6">4. Back to main menu</text:p>
      <text:p text:style-name="P6"/>
      <text:p text:style-name="P6"/>
      <text:p text:style-name="P6"><text:s text:c="8"/>Enter your choice_ 4</text:p>
      <text:p text:style-name="P6"/>
      <text:p text:style-name="P6">LINKED LIST</text:p>
      <text:p text:style-name="P6"/>
      <text:p text:style-name="P6">1. Insert</text:p>
      <text:p text:style-name="P6">2. Delete</text:p>
      <text:p text:style-name="P6">3. Display</text:p>
      <text:p text:style-name="P6">4. Search </text:p>
      <text:p text:style-name="P6">5. Save <text:s text:c="2"/></text:p>
      <text:p text:style-name="P6">6. Load <text:s text:c="2"/></text:p>
      <text:p text:style-name="P6">7. Quit <text:s text:c="2"/></text:p>
      <text:p text:style-name="P6"/>
      <text:p text:style-name="P6"><text:s text:c="8"/>Enter your choice_ 6</text:p>
      <text:p text:style-name="P6">Enter a file name to be loaded : abc.x</text:p>
      <text:p text:style-name="P6">Linked list loaded from file "abc.x"</text:p>
      <text:p text:style-name="P6"/>
      <text:p text:style-name="P6"/>
      <text:p text:style-name="P6">LINKED LIST</text:p>
      <text:p text:style-name="P6"/>
      <text:p text:style-name="P6">1. Insert</text:p>
      <text:p text:style-name="P6">2. Delete</text:p>
      <text:p text:style-name="P6"><text:soft-page-break/>3. Display</text:p>
      <text:p text:style-name="P6">4. Search </text:p>
      <text:p text:style-name="P6">5. Save <text:s text:c="2"/></text:p>
      <text:p text:style-name="P6">6. Load <text:s text:c="2"/></text:p>
      <text:p text:style-name="P6">7. Quit <text:s text:c="2"/></text:p>
      <text:p text:style-name="P6"/>
      <text:p text:style-name="P6"/>
      <text:p text:style-name="P6"><text:s text:c="8"/>Enter your choice_ 3</text:p>
      <text:p text:style-name="P6"/>
      <text:p text:style-name="P6"/>
      <text:p text:style-name="P6">LINKED LIST</text:p>
      <text:p text:style-name="P6"/>
      <text:p text:style-name="P6">&gt;Display</text:p>
      <text:p text:style-name="P6"/>
      <text:p text:style-name="P6">1. Full</text:p>
      <text:p text:style-name="P6">2. Partially</text:p>
      <text:p text:style-name="P6">3. Back to main menu</text:p>
      <text:p text:style-name="P6"/>
      <text:p text:style-name="P6"/>
      <text:p text:style-name="P6"><text:s text:c="8"/>Enter your choice_ 1</text:p>
      <text:p text:style-name="P6"><text:s text:c="16"/>Index <text:s text:c="10"/>Data</text:p>
      <text:p text:style-name="P6"/>
      <text:p text:style-name="P6"><text:s text:c="16"/>1-&gt; <text:s text:c="12"/>10</text:p>
      <text:p text:style-name="P6"><text:s text:c="16"/>2-&gt; <text:s text:c="12"/>20</text:p>
      <text:p text:style-name="P6"><text:s text:c="16"/>3-&gt; <text:s text:c="12"/>30</text:p>
      <text:p text:style-name="P6"/>
      <text:p text:style-name="P6">LINKED LIST</text:p>
      <text:p text:style-name="P6"/>
      <text:p text:style-name="P6">&gt;Display</text:p>
      <text:p text:style-name="P6"/>
      <text:p text:style-name="P6">1. Full</text:p>
      <text:p text:style-name="P6">2. Partially</text:p>
      <text:p text:style-name="P6">3. Back to main menu</text:p>
      <text:p text:style-name="P6"/>
      <text:p text:style-name="P6"/>
      <text:p text:style-name="P6"><text:s text:c="8"/>Enter your choice_ 3</text:p>
      <text:p text:style-name="P6"/>
      <text:p text:style-name="P6">LINKED LIST</text:p>
      <text:p text:style-name="P6"/>
      <text:p text:style-name="P6">1. Insert</text:p>
      <text:p text:style-name="P6">2. Delete</text:p>
      <text:p text:style-name="P6">3. Display</text:p>
      <text:p text:style-name="P6">4. Search</text:p>
      <text:p text:style-name="P6">5. Save</text:p>
      <text:p text:style-name="P6">6. Load</text:p>
      <text:p text:style-name="P6">7. Quit</text:p>
      <text:p text:style-name="P6"/>
      <text:p text:style-name="P6"/>
      <text:p text:style-name="P6"><text:s text:c="8"/>Enter your choice_ 7</text:p>
      <text:p text:style-name="P6">Do you want to save</text:p>
      <text:p text:style-name="P6"><text:s text:c="8"/>1. Yes 2. No 3. Cancel</text:p>
      <text:p text:style-name="P6"><text:s text:c="8"/>Enter your choice _ 2</text:p>
      <text:p text:style-name="P8"/>
      <text:p text:style-name="P8"/>
      <text:p text:style-name="P8"><text:soft-page-break/>DISCUSSION:</text:p>
      <text:p text:style-name="P9"/>
      <text:list xml:id="list471727585" text:style-name="L10">
        <text:list-item>
          <text:list>
            <text:list-item>
              <text:list>
                <text:list-item>
                  <text:p text:style-name="P28">The menus in the program is created by a function <text:span text:style-name="T2">menu() </text:span><text:span text:style-name="T3">which takes as argument the header string, the name string of the last option used to exit from the menu, the number of options, the name strings of other options and the address of the corresponding functions to be called</text:span>.</text:p>
                </text:list-item>
                <text:list-item>
                  <text:p text:style-name="P28">Function <text:span text:style-name="T2">menu()</text:span> has increased fexibility of making nested menus.</text:p>
                </text:list-item>
                <text:list-item>
                  <text:p text:style-name="P28">The data part of the nodes of linked list used here are all integer.</text:p>
                </text:list-item>
                <text:list-item>
                  <text:p text:style-name="P28">To avoid several cases of node insertion and deletion in linked list poiner to pointer to node is used instead of pointer to node.</text:p>
                </text:list-item>
                <text:list-item>
                  <text:p text:style-name="P28">Various error checking is done to avoid malfunctioning.</text:p>
                </text:list-item>
                <text:list-item>
                  <text:p text:style-name="P28">Linked list funtions are saved to header file <text:span text:style-name="T2">linkedlist.h</text:span> and menu function is saved in header file <text:span text:style-name="T2">menu.h</text:span> to retain modularity of pragram.</text:p>
                </text:list-item>
              </text:list>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16T08:28:26</meta:creation-date>
    <dc:date>2011-07-26T16:20:47</dc:date>
    <meta:editing-duration>PT04H00M26S</meta:editing-duration>
    <meta:editing-cycles>65</meta:editing-cycles>
    <meta:generator>OpenOffice.org/3.2$Unix OpenOffice.org_project/320m12$Build-9483</meta:generator>
    <meta:document-statistic meta:table-count="2" meta:image-count="0" meta:object-count="0" meta:page-count="21" meta:paragraph-count="820" meta:word-count="2663" meta:character-count="17216"/>
  </office:meta>
</office:document-meta>
</file>